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f4474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*</text:span> { <text:span text:style-name="T2">margin</text:span>: <text:span text:style-name="T3">0</text:span>; <text:span text:style-name="T2">padding</text:span>: <text:span text:style-name="T3">0</text:span>; <text:span text:style-name="T2">box-sizing</text:span>: <text:span text:style-name="T4">border-box</text:span>; }</text:p>
      <text:p text:style-name="P1"><text:span text:style-name="T5">body</text:span> { <text:span text:style-name="T2">background</text:span>: <text:span text:style-name="T4">#080808</text:span>; <text:span text:style-name="T2">color</text:span>: <text:span text:style-name="T4">white</text:span>; <text:span text:style-name="T2">font-family</text:span>: <text:span text:style-name="T4">'Inter'</text:span>, <text:span text:style-name="T4">sans-serif</text:span>; <text:span text:style-name="T2">overflow-x</text:span>: <text:span text:style-name="T4">hidden</text:span>; }</text:p>
      <text:p text:style-name="P3"/>
      <text:p text:style-name="P2">/* NAVBAR */</text:p>
      <text:p text:style-name="P1"><text:span text:style-name="T5">.navbar</text:span> { <text:span text:style-name="T2">display</text:span>: <text:span text:style-name="T4">flex</text:span>; <text:span text:style-name="T2">justify-content</text:span>: <text:span text:style-name="T4">space-between</text:span>; <text:span text:style-name="T2">align-items</text:span>: <text:span text:style-name="T4">center</text:span>; <text:span text:style-name="T2">max-width</text:span>: <text:span text:style-name="T3">1596px</text:span>; <text:span text:style-name="T2">margin</text:span>: <text:span text:style-name="T3">0</text:span> <text:span text:style-name="T4">auto</text:span>; <text:span text:style-name="T2">padding</text:span>: <text:span text:style-name="T3">20px</text:span> <text:span text:style-name="T3">0</text:span>; }</text:p>
      <text:p text:style-name="P1"><text:span text:style-name="T5">.nav-group</text:span> { <text:span text:style-name="T2">display</text:span>: <text:span text:style-name="T4">flex</text:span>; <text:span text:style-name="T2">align-items</text:span>: <text:span text:style-name="T4">center</text:span>; <text:span text:style-name="T2">gap</text:span>: <text:span text:style-name="T3">10px</text:span>; }</text:p>
      <text:p text:style-name="P1"><text:span text:style-name="T5">.nav-btn</text:span>, <text:span text:style-name="T5">.contact-btn</text:span> { <text:span text:style-name="T2">padding</text:span>: <text:span text:style-name="T3">12px</text:span> <text:span text:style-name="T3">24px</text:span>; <text:span text:style-name="T2">text-decoration</text:span>: <text:span text:style-name="T4">none</text:span>; <text:span text:style-name="T2">border-radius</text:span>: <text:span text:style-name="T3">12px</text:span>; <text:span text:style-name="T2">transition</text:span>: <text:span text:style-name="T3">0.3s</text:span>; <text:span text:style-name="T2">color</text:span>: <text:span text:style-name="T4">#888</text:span>; }</text:p>
      <text:p text:style-name="P1"><text:span text:style-name="T5">.nav-btn.active</text:span> { <text:span text:style-name="T2">background</text:span>: <text:span text:style-name="T4">#1a1a1a</text:span>; <text:span text:style-name="T2">color</text:span>: <text:span text:style-name="T4">#fff</text:span>; }</text:p>
      <text:p text:style-name="P1"><text:span text:style-name="T5">.cart-btn</text:span> { <text:span text:style-name="T2">background</text:span>: <text:span text:style-name="T4">#1a1a1a</text:span>; <text:span text:style-name="T2">border</text:span>: <text:span text:style-name="T3">1px</text:span> <text:span text:style-name="T4">solid</text:span> <text:span text:style-name="T4">#222</text:span>; <text:span text:style-name="T2">padding</text:span>: <text:span text:style-name="T3">12px</text:span> <text:span text:style-name="T3">15px</text:span>; <text:span text:style-name="T2">border-radius</text:span>: <text:span text:style-name="T3">12px</text:span>; <text:span text:style-name="T2">cursor</text:span>: <text:span text:style-name="T4">pointer</text:span>; }</text:p>
      <text:p text:style-name="P1"><text:span text:style-name="T5">.contact-btn</text:span> { <text:span text:style-name="T2">background</text:span>: <text:span text:style-name="T4">#AE9B84</text:span>; <text:span text:style-name="T2">color</text:span>: <text:span text:style-name="T4">#000</text:span>; <text:span text:style-name="T2">font-weight</text:span>: <text:span text:style-name="T3">600</text:span>; }</text:p>
      <text:p text:style-name="P3"/>
      <text:p text:style-name="P2">/* HERO */</text:p>
      <text:p text:style-name="P1"><text:span text:style-name="T5">.hero</text:span> { <text:span text:style-name="T2">position</text:span>: <text:span text:style-name="T4">relative</text:span>; <text:span text:style-name="T2">max-width</text:span>: <text:span text:style-name="T3">1596px</text:span>; <text:span text:style-name="T2">height</text:span>: <text:span text:style-name="T3">660px</text:span>; <text:span text:style-name="T2">margin</text:span>: <text:span text:style-name="T3">0</text:span> <text:span text:style-name="T4">auto</text:span>; <text:span text:style-name="T2">border-radius</text:span>: <text:span text:style-name="T3">30px</text:span>; <text:span text:style-name="T2">overflow</text:span>: <text:span text:style-name="T4">hidden</text:span>; }</text:p>
      <text:p text:style-name="P1"><text:span text:style-name="T5">.hero-img</text:span> { <text:span text:style-name="T2">width</text:span>: <text:span text:style-name="T3">100%</text:span>; <text:span text:style-name="T2">height</text:span>: <text:span text:style-name="T3">100%</text:span>; <text:span text:style-name="T2">object-fit</text:span>: <text:span text:style-name="T4">cover</text:span>; }</text:p>
      <text:p text:style-name="P1"><text:span text:style-name="T5">.notch</text:span> { <text:span text:style-name="T2">position</text:span>: <text:span text:style-name="T4">absolute</text:span>; <text:span text:style-name="T2">bottom</text:span>: <text:span text:style-name="T3">0</text:span>; <text:span text:style-name="T2">left</text:span>: <text:span text:style-name="T3">50%</text:span>; <text:span text:style-name="T2">transform</text:span>: <text:span text:style-name="T6">translateX</text:span>(<text:span text:style-name="T3">-50%</text:span>); <text:span text:style-name="T2">background</text:span>: <text:span text:style-name="T4">#080808</text:span>; <text:span text:style-name="T2">padding</text:span>: <text:span text:style-name="T3">15px</text:span> <text:span text:style-name="T3">30px</text:span> <text:span text:style-name="T3">0</text:span>; <text:span text:style-name="T2">border-radius</text:span>: <text:span text:style-name="T3">20px</text:span> <text:span text:style-name="T3">20px</text:span> <text:span text:style-name="T3">0</text:span> <text:span text:style-name="T3">0</text:span>; }</text:p>
      <text:p text:style-name="P3"/>
      <text:p text:style-name="P2">/* SHOP NOW BUTTON */</text:p>
      <text:p text:style-name="P1"><text:span text:style-name="T5">.shop-now-btn</text:span> {</text:p>
      <text:p text:style-name="P1"><text:span text:style-name="T2">display</text:span>: <text:span text:style-name="T4">flex</text:span>; <text:span text:style-name="T2">align-items</text:span>: <text:span text:style-name="T4">center</text:span>; <text:span text:style-name="T2">justify-content</text:span>: <text:span text:style-name="T4">center</text:span>; <text:span text:style-name="T2">width</text:span>: <text:span text:style-name="T3">180px</text:span>; <text:span text:style-name="T2">height</text:span>: <text:span text:style-name="T3">52px</text:span>;</text:p>
      <text:p text:style-name="P1"><text:span text:style-name="T2">background</text:span>: <text:span text:style-name="T4">#1a1a1a</text:span>; <text:span text:style-name="T2">text-decoration</text:span>: <text:span text:style-name="T4">none</text:span>; <text:span text:style-name="T2">border-radius</text:span>: <text:span text:style-name="T3">14px</text:span>; <text:span text:style-name="T2">position</text:span>: <text:span text:style-name="T4">relative</text:span>; <text:span text:style-name="T2">overflow</text:span>: <text:span text:style-name="T4">hidden</text:span>; <text:span text:style-name="T2">color</text:span>: <text:span text:style-name="T4">#fff</text:span>; <text:span text:style-name="T2">z-index</text:span>: <text:span text:style-name="T3">1</text:span>;</text:p>
      <text:p text:style-name="P1">}</text:p>
      <text:p text:style-name="P1"><text:span text:style-name="T5">.shop-now-btn::before</text:span> {</text:p>
      <text:p text:style-name="P1"><text:span text:style-name="T2">content</text:span>: <text:span text:style-name="T4">''</text:span>; <text:span text:style-name="T2">position</text:span>: <text:span text:style-name="T4">absolute</text:span>; <text:span text:style-name="T2">z-index</text:span>: <text:span text:style-name="T3">-2</text:span>; <text:span text:style-name="T2">width</text:span>: <text:span text:style-name="T3">200%</text:span>; <text:span text:style-name="T2">height</text:span>: <text:span text:style-name="T3">400%</text:span>; <text:span text:style-name="T2">top</text:span>: <text:span text:style-name="T3">-150%</text:span>; <text:span text:style-name="T2">left</text:span>: <text:span text:style-name="T3">-50%</text:span>;</text:p>
      <text:p text:style-name="P1"><text:span text:style-name="T2">background</text:span>: <text:span text:style-name="T6">conic-gradient</text:span>(<text:span text:style-name="T4">transparent</text:span>, <text:span text:style-name="T4">transparent</text:span>, <text:span text:style-name="T4">transparent</text:span>, <text:span text:style-name="T4">#AE9B84</text:span>);</text:p>
      <text:p text:style-name="P1"><text:span text:style-name="T2">animation</text:span>: rotate <text:span text:style-name="T3">4s</text:span> <text:span text:style-name="T4">linear</text:span> <text:span text:style-name="T4">infinite</text:span>;</text:p>
      <text:p text:style-name="P1">}</text:p>
      <text:p text:style-name="P1"><text:span text:style-name="T5">.shop-now-btn::after</text:span> { <text:span text:style-name="T2">content</text:span>: <text:span text:style-name="T4">''</text:span>; <text:span text:style-name="T2">position</text:span>: <text:span text:style-name="T4">absolute</text:span>; <text:span text:style-name="T2">inset</text:span>: <text:span text:style-name="T3">2px</text:span>; <text:span text:style-name="T2">z-index</text:span>: <text:span text:style-name="T3">-1</text:span>; <text:span text:style-name="T2">background</text:span>: <text:span text:style-name="T4">#1a1a1a</text:span>; <text:span text:style-name="T2">border-radius</text:span>: <text:span text:style-name="T3">12px</text:span>; }</text:p>
      <text:p text:style-name="P1"><text:span text:style-name="T7">@keyframes</text:span> <text:span text:style-name="T2">rotate</text:span> { to { <text:span text:style-name="T2">transform</text:span>: <text:span text:style-name="T6">rotate</text:span>(<text:span text:style-name="T3">360deg</text:span>); } }</text:p>
      <text:p text:style-name="P3"/>
      <text:p text:style-name="P2">/* PRODUCTS GRID &amp; PHOTO HOVER */</text:p>
      <text:p text:style-name="P1"><text:span text:style-name="T5">.products-grid</text:span> { <text:span text:style-name="T2">display</text:span>: <text:span text:style-name="T4">grid</text:span>; <text:span text:style-name="T2">grid-template-columns</text:span>: <text:span text:style-name="T6">repeat</text:span>(<text:span text:style-name="T3">3</text:span>, <text:span text:style-name="T3">1fr</text:span>); <text:span text:style-name="T2">max-width</text:span>: <text:span text:style-name="T3">1596px</text:span>; <text:span text:style-name="T2">margin</text:span>: <text:span text:style-name="T3">0</text:span> <text:span text:style-name="T4">auto</text:span> <text:span text:style-name="T3">80px</text:span>; <text:span text:style-name="T2">border</text:span>: <text:span text:style-name="T3">1px</text:span> <text:span text:style-name="T4">dashed</text:span> <text:span text:style-name="T4">#333</text:span>; }</text:p>
      <text:p text:style-name="P1"><text:span text:style-name="T5">.product-card</text:span> { <text:span text:style-name="T2">padding</text:span>: <text:span text:style-name="T3">40px</text:span>; <text:span text:style-name="T2">border-right</text:span>: <text:span text:style-name="T3">1px</text:span> <text:span text:style-name="T4">dashed</text:span> <text:span text:style-name="T4">#333</text:span>; <text:span text:style-name="T2">border-bottom</text:span>: <text:span text:style-name="T3">1px</text:span> <text:span text:style-name="T4">dashed</text:span> <text:span text:style-name="T4">#333</text:span>; }</text:p>
      <text:p text:style-name="P1"><text:span text:style-name="T5">.product-card:nth-child</text:span>(<text:span text:style-name="T3">3n</text:span>) { <text:span text:style-name="T2">border-right</text:span>: <text:span text:style-name="T4">none</text:span>; }</text:p>
      <text:p text:style-name="P1"><text:span text:style-name="T5">.img-container</text:span> { <text:span text:style-name="T2">width</text:span>: <text:span text:style-name="T3">472px</text:span>; <text:span text:style-name="T2">height</text:span>: <text:span text:style-name="T3">386px</text:span>; <text:span text:style-name="T2">overflow</text:span>: <text:span text:style-name="T4">hidden</text:span>; <text:span text:style-name="T2">border-radius</text:span>: <text:span text:style-name="T3">20px</text:span>; <text:span text:style-name="T2">margin-bottom</text:span>: <text:span text:style-name="T3">25px</text:span>; }</text:p>
      <text:p text:style-name="P1"><text:span text:style-name="T5">.product-img</text:span> { <text:span text:style-name="T2">width</text:span>: <text:span text:style-name="T3">100%</text:span>; <text:span text:style-name="T2">height</text:span>: <text:span text:style-name="T3">100%</text:span>; <text:span text:style-name="T2">object-fit</text:span>: <text:span text:style-name="T4">cover</text:span>; <text:span text:style-name="T2">transition</text:span>: transform <text:span text:style-name="T3">0.5s</text:span> <text:span text:style-name="T4">ease</text:span>; }</text:p>
      <text:p text:style-name="P1"><text:span text:style-name="T5">.product-card:hover</text:span> <text:span text:style-name="T5">.product-img</text:span> { <text:span text:style-name="T2">transform</text:span>: <text:span text:style-name="T6">scale</text:span>(<text:span text:style-name="T3">1.1</text:span>); }</text:p>
      <text:p text:style-name="P1"><text:span text:style-name="T5">.shop-now-btn.small</text:span> { <text:span text:style-name="T2">width</text:span>: <text:span text:style-name="T3">120px</text:span>; <text:span text:style-name="T2">height</text:span>: <text:span text:style-name="T3">40px</text:span>; <text:span text:style-name="T2">font-size</text:span>: <text:span text:style-name="T3">13px</text:span>; }</text:p>
      <text:p text:style-name="P3"/>
      <text:p text:style-name="P2">/* STATS &amp; FEATURES (შუალედური სექციები) */</text:p>
      <text:p text:style-name="P1"><text:span text:style-name="T5">.stats-section</text:span> { <text:span text:style-name="T2">display</text:span>: <text:span text:style-name="T4">flex</text:span>; <text:span text:style-name="T2">max-width</text:span>: <text:span text:style-name="T3">1596px</text:span>; <text:span text:style-name="T2">margin</text:span>: <text:span text:style-name="T3">60px</text:span> <text:span text:style-name="T4">auto</text:span>; <text:span text:style-name="T2">border</text:span>: <text:span text:style-name="T3">1px</text:span> <text:span text:style-name="T4">dashed</text:span> <text:span text:style-name="T4">#333</text:span>; }</text:p>
      <text:p text:style-name="P1"><text:span text:style-name="T5">.stats-info</text:span> { <text:span text:style-name="T2">flex</text:span>: <text:span text:style-name="T3">1.2</text:span>; <text:span text:style-name="T2">padding</text:span>: <text:span text:style-name="T3">40px</text:span>; <text:span text:style-name="T2">border-right</text:span>: <text:span text:style-name="T3">1px</text:span> <text:span text:style-name="T4">dashed</text:span> <text:span text:style-name="T4">#333</text:span>; }</text:p>
      <text:p text:style-name="P1"><text:soft-page-break/><text:span text:style-name="T5">.filter-chip</text:span> { <text:span text:style-name="T2">border</text:span>: <text:span text:style-name="T3">1px</text:span> <text:span text:style-name="T4">dashed</text:span> <text:span text:style-name="T4">#333</text:span>; <text:span text:style-name="T2">padding</text:span>: <text:span text:style-name="T3">8px</text:span> <text:span text:style-name="T3">15px</text:span>; <text:span text:style-name="T2">border-radius</text:span>: <text:span text:style-name="T3">8px</text:span>; <text:span text:style-name="T2">font-size</text:span>: <text:span text:style-name="T3">13px</text:span>; <text:span text:style-name="T2">color</text:span>: <text:span text:style-name="T4">#777</text:span>; <text:span text:style-name="T2">cursor</text:span>: <text:span text:style-name="T4">pointer</text:span>; <text:span text:style-name="T2">transition</text:span>: <text:span text:style-name="T3">0.4s</text:span>; }</text:p>
      <text:p text:style-name="P1"><text:span text:style-name="T5">.filter-chip:hover</text:span> { <text:span text:style-name="T2">background</text:span>: <text:span text:style-name="T4">#1a1a1a</text:span>; <text:span text:style-name="T2">color</text:span>: <text:span text:style-name="T4">#fff</text:span>; }</text:p>
      <text:p text:style-name="P1"><text:span text:style-name="T5">.stat-box</text:span> { <text:span text:style-name="T2">padding</text:span>: <text:span text:style-name="T3">40px</text:span>; <text:span text:style-name="T2">border-right</text:span>: <text:span text:style-name="T3">1px</text:span> <text:span text:style-name="T4">dashed</text:span> <text:span text:style-name="T4">#333</text:span>; <text:span text:style-name="T2">border-bottom</text:span>: <text:span text:style-name="T3">1px</text:span> <text:span text:style-name="T4">dashed</text:span> <text:span text:style-name="T4">#333</text:span>; }</text:p>
      <text:p text:style-name="P1"><text:span text:style-name="T5">.features</text:span> { <text:span text:style-name="T2">max-width</text:span>: <text:span text:style-name="T3">1596px</text:span>; <text:span text:style-name="T2">margin</text:span>: <text:span text:style-name="T3">80px</text:span> <text:span text:style-name="T4">auto</text:span>; <text:span text:style-name="T2">border</text:span>: <text:span text:style-name="T3">1px</text:span> <text:span text:style-name="T4">dashed</text:span> <text:span text:style-name="T4">#333</text:span>; }</text:p>
      <text:p text:style-name="P1"><text:span text:style-name="T5">.features-grid</text:span> { <text:span text:style-name="T2">display</text:span>: <text:span text:style-name="T4">grid</text:span>; <text:span text:style-name="T2">grid-template-columns</text:span>: <text:span text:style-name="T6">repeat</text:span>(<text:span text:style-name="T3">3</text:span>, <text:span text:style-name="T3">1fr</text:span>); }</text:p>
      <text:p text:style-name="P1"><text:span text:style-name="T5">.feat-card</text:span> { <text:span text:style-name="T2">padding</text:span>: <text:span text:style-name="T3">45px</text:span>; <text:span text:style-name="T2">border-right</text:span>: <text:span text:style-name="T3">1px</text:span> <text:span text:style-name="T4">dashed</text:span> <text:span text:style-name="T4">#333</text:span>; <text:span text:style-name="T2">border-bottom</text:span>: <text:span text:style-name="T3">1px</text:span> <text:span text:style-name="T4">dashed</text:span> <text:span text:style-name="T4">#333</text:span>; }</text:p>
      <text:p text:style-name="P3"/>
      <text:p text:style-name="P2">/* COLLECTION CTA */</text:p>
      <text:p text:style-name="P1"><text:span text:style-name="T5">.collection-cta</text:span> {</text:p>
      <text:p text:style-name="P1"><text:span text:style-name="T2">max-width</text:span>: <text:span text:style-name="T3">1596px</text:span>; <text:span text:style-name="T2">margin</text:span>: <text:span text:style-name="T3">60px</text:span> <text:span text:style-name="T4">auto</text:span>; <text:span text:style-name="T2">background</text:span>: <text:span text:style-name="T4">#0c0c0c</text:span>; <text:span text:style-name="T2">border-radius</text:span>: <text:span text:style-name="T3">30px</text:span>;</text:p>
      <text:p text:style-name="P1"><text:span text:style-name="T2">padding</text:span>: <text:span text:style-name="T3">80px</text:span> <text:span text:style-name="T3">60px</text:span>; <text:span text:style-name="T2">position</text:span>: <text:span text:style-name="T4">relative</text:span>; <text:span text:style-name="T2">overflow</text:span>: <text:span text:style-name="T4">hidden</text:span>; <text:span text:style-name="T2">display</text:span>: <text:span text:style-name="T4">flex</text:span>; <text:span text:style-name="T2">align-items</text:span>: <text:span text:style-name="T4">center</text:span>;</text:p>
      <text:p text:style-name="P1">}</text:p>
      <text:p text:style-name="P1"><text:span text:style-name="T5">.cta-filters</text:span> { <text:span text:style-name="T2">display</text:span>: <text:span text:style-name="T4">flex</text:span>; <text:span text:style-name="T2">gap</text:span>: <text:span text:style-name="T3">12px</text:span>; <text:span text:style-name="T2">margin-top</text:span>: <text:span text:style-name="T3">30px</text:span>; }</text:p>
      <text:p text:style-name="P1"><text:span text:style-name="T5">.cta-chip</text:span> { <text:span text:style-name="T2">padding</text:span>: <text:span text:style-name="T3">12px</text:span> <text:span text:style-name="T3">28px</text:span>; <text:span text:style-name="T2">border</text:span>: <text:span text:style-name="T3">1px</text:span> <text:span text:style-name="T4">dashed</text:span> <text:span text:style-name="T4">#333</text:span>; <text:span text:style-name="T2">border-radius</text:span>: <text:span text:style-name="T3">12px</text:span>; <text:span text:style-name="T2">color</text:span>: <text:span text:style-name="T4">#888</text:span>; <text:span text:style-name="T2">cursor</text:span>: <text:span text:style-name="T4">pointer</text:span>; <text:span text:style-name="T2">transition</text:span>: <text:span text:style-name="T3">0.4s</text:span>; }</text:p>
      <text:p text:style-name="P1"><text:span text:style-name="T5">.cta-chip:hover</text:span> { <text:span text:style-name="T2">background</text:span>: <text:span text:style-name="T4">#1a1a1a</text:span>; <text:span text:style-name="T2">color</text:span>: <text:span text:style-name="T4">#fff</text:span>; }</text:p>
      <text:p text:style-name="P3"/>
      <text:p text:style-name="P2">/* --- FAQ SECTION (THE VERY END) --- */</text:p>
      <text:p text:style-name="P1"><text:span text:style-name="T5">.faq-cta</text:span> {</text:p>
      <text:p text:style-name="P1"><text:span text:style-name="T2">max-width</text:span>: <text:span text:style-name="T3">1596px</text:span>; <text:span text:style-name="T2">margin</text:span>: <text:span text:style-name="T3">80px</text:span> <text:span text:style-name="T4">auto</text:span>; <text:span text:style-name="T2">background</text:span>: <text:span text:style-name="T4">#0c0c0c</text:span>; <text:span text:style-name="T2">border-radius</text:span>: <text:span text:style-name="T3">30px</text:span>;</text:p>
      <text:p text:style-name="P1"><text:span text:style-name="T2">padding</text:span>: <text:span text:style-name="T3">80px</text:span> <text:span text:style-name="T3">60px</text:span>; <text:span text:style-name="T2">position</text:span>: <text:span text:style-name="T4">relative</text:span>; <text:span text:style-name="T2">overflow</text:span>: <text:span text:style-name="T4">hidden</text:span>; <text:span text:style-name="T2">display</text:span>: <text:span text:style-name="T4">flex</text:span>; <text:span text:style-name="T2">align-items</text:span>: <text:span text:style-name="T4">center</text:span>;</text:p>
      <text:p text:style-name="P1">}</text:p>
      <text:p text:style-name="P1"><text:span text:style-name="T5">.faq-filters</text:span> { <text:span text:style-name="T2">display</text:span>: <text:span text:style-name="T4">flex</text:span>; <text:span text:style-name="T2">gap</text:span>: <text:span text:style-name="T3">12px</text:span>; <text:span text:style-name="T2">margin-top</text:span>: <text:span text:style-name="T3">40px</text:span>; }</text:p>
      <text:p text:style-name="P1"><text:span text:style-name="T5">.faq-chip</text:span> { </text:p>
      <text:p text:style-name="P1"><text:span text:style-name="T2">padding</text:span>: <text:span text:style-name="T3">12px</text:span> <text:span text:style-name="T3">28px</text:span>; <text:span text:style-name="T2">border</text:span>: <text:span text:style-name="T3">1px</text:span> <text:span text:style-name="T4">dashed</text:span> <text:span text:style-name="T4">#333</text:span>; <text:span text:style-name="T2">border-radius</text:span>: <text:span text:style-name="T3">12px</text:span>; <text:span text:style-name="T2">color</text:span>: <text:span text:style-name="T4">#888</text:span>; </text:p>
      <text:p text:style-name="P1"><text:span text:style-name="T2">cursor</text:span>: <text:span text:style-name="T4">pointer</text:span>; <text:span text:style-name="T2">transition</text:span>: background-color <text:span text:style-name="T3">0.4s</text:span> <text:span text:style-name="T4">ease</text:span>, <text:span text:style-name="T4">color</text:span> <text:span text:style-name="T3">0.4s</text:span> <text:span text:style-name="T4">ease</text:span>; </text:p>
      <text:p text:style-name="P1">}</text:p>
      <text:p text:style-name="P1"><text:span text:style-name="T5">.faq-chip:hover</text:span> { <text:span text:style-name="T2">background-color</text:span>: <text:span text:style-name="T4">#1a1a1a</text:span>; <text:span text:style-name="T2">color</text:span>: <text:span text:style-name="T4">#fff</text:span>; }</text:p>
      <text:p text:style-name="P1"><text:span text:style-name="T5">.faq-chip.active</text:span> { <text:span text:style-name="T2">background-color</text:span>: <text:span text:style-name="T4">#AE9B84</text:span>; <text:span text:style-name="T2">color</text:span>: <text:span text:style-name="T4">#000</text:span>; <text:span text:style-name="T2">border</text:span>: <text:span text:style-name="T4">none</text:span>; }</text:p>
      <text:p text:style-name="P3"/>
      <text:p text:style-name="P2">/* ტექსტის ფერის ანიმაცია ჰოვერზე */</text:p>
      <text:p text:style-name="P1"><text:span text:style-name="T5">.faq-title</text:span>, <text:span text:style-name="T5">.faq-text</text:span> { <text:span text:style-name="T2">transition</text:span>: <text:span text:style-name="T4">color</text:span> <text:span text:style-name="T3">0.4s</text:span> <text:span text:style-name="T4">ease</text:span>; }</text:p>
      <text:p text:style-name="P1"><text:span text:style-name="T5">.faq-cta:hover</text:span> <text:span text:style-name="T5">.faq-title</text:span> { <text:span text:style-name="T2">color</text:span>: <text:span text:style-name="T4">#AE9B84</text:span>; }</text:p>
      <text:p text:style-name="P1"><text:span text:style-name="T5">.faq-cta:hover</text:span> <text:span text:style-name="T5">.faq-text</text:span> { <text:span text:style-name="T2">color</text:span>: <text:span text:style-name="T4">#fff</text:span>; }</text:p>
      <text:p text:style-name="P3"/>
      <text:p text:style-name="P1"><text:span text:style-name="T5">.abstract-shape</text:span> { <text:span text:style-name="T2">position</text:span>: <text:span text:style-name="T4">absolute</text:span>; <text:span text:style-name="T2">right</text:span>: <text:span text:style-name="T3">-20px</text:span>; <text:span text:style-name="T2">top</text:span>: <text:span text:style-name="T3">50%</text:span>; <text:span text:style-name="T2">transform</text:span>: <text:span text:style-name="T6">translateY</text:span>(<text:span text:style-name="T3">-50%</text:span>); <text:span text:style-name="T2">height</text:span>: <text:span text:style-name="T3">130%</text:span>; <text:span text:style-name="T2">pointer-events</text:span>: <text:span text:style-name="T4">none</text:span>; }</text:p>
      <text:p text:style-name="P3"/>
      <text:p text:style-name="P2">/* --- FAQ GRID SECTION --- */</text:p>
      <text:p text:style-name="P1"><text:span text:style-name="T5">.faq-grid</text:span> { </text:p>
      <text:p text:style-name="P1"><text:span text:style-name="T2">display</text:span>: <text:span text:style-name="T4">grid</text:span>; <text:span text:style-name="T2">grid-template-columns</text:span>: <text:span text:style-name="T3">1fr</text:span> <text:span text:style-name="T3">1fr</text:span>; </text:p>
      <text:p text:style-name="P1"><text:span text:style-name="T2">max-width</text:span>: <text:span text:style-name="T3">1596px</text:span>; <text:span text:style-name="T2">margin</text:span>: <text:span text:style-name="T3">0</text:span> <text:span text:style-name="T4">auto</text:span> <text:span text:style-name="T3">80px</text:span>; <text:span text:style-name="T2">border</text:span>: <text:span text:style-name="T3">1px</text:span> <text:span text:style-name="T4">dashed</text:span> <text:span text:style-name="T4">#333</text:span>; </text:p>
      <text:p text:style-name="P1">}</text:p>
      <text:p text:style-name="P1"><text:span text:style-name="T5">.faq-item</text:span> { </text:p>
      <text:p text:style-name="P1"><text:span text:style-name="T2">padding</text:span>: <text:span text:style-name="T3">60px</text:span>; <text:span text:style-name="T2">border-right</text:span>: <text:span text:style-name="T3">1px</text:span> <text:span text:style-name="T4">dashed</text:span> <text:span text:style-name="T4">#333</text:span>; <text:span text:style-name="T2">border-bottom</text:span>: <text:span text:style-name="T3">1px</text:span> <text:span text:style-name="T4">dashed</text:span> <text:span text:style-name="T4">#333</text:span>; </text:p>
      <text:p text:style-name="P1"><text:span text:style-name="T2">cursor</text:span>: <text:span text:style-name="T4">pointer</text:span>;</text:p>
      <text:p text:style-name="P1">}</text:p>
      <text:p text:style-name="P1"><text:span text:style-name="T5">.faq-item:nth-child</text:span>(<text:span text:style-name="T3">2n</text:span>) { <text:span text:style-name="T2">border-right</text:span>: <text:span text:style-name="T4">none</text:span>; }</text:p>
      <text:p text:style-name="P3"/>
      <text:p text:style-name="P2"><text:soft-page-break/>/* ტექსტის ფერის ანიმაცია კითხვებზე მაუსის მიტანისას */</text:p>
      <text:p text:style-name="P1"><text:span text:style-name="T5">.faq-item</text:span> <text:span text:style-name="T5">h3</text:span> { </text:p>
      <text:p text:style-name="P1"><text:span text:style-name="T2">font-size</text:span>: <text:span text:style-name="T3">20px</text:span>; <text:span text:style-name="T2">margin-bottom</text:span>: <text:span text:style-name="T3">20px</text:span>; <text:span text:style-name="T2">color</text:span>: <text:span text:style-name="T4">#fff</text:span>;</text:p>
      <text:p text:style-name="P1"><text:span text:style-name="T2">transition</text:span>: <text:span text:style-name="T4">color</text:span> <text:span text:style-name="T3">0.4s</text:span> <text:span text:style-name="T4">ease</text:span>; <text:span text:style-name="T8">/* Transition ეფექტი */</text:span></text:p>
      <text:p text:style-name="P1">}</text:p>
      <text:p text:style-name="P1"><text:span text:style-name="T5">.faq-item</text:span> <text:span text:style-name="T5">p</text:span> { </text:p>
      <text:p text:style-name="P1"><text:span text:style-name="T2">font-size</text:span>: <text:span text:style-name="T3">16px</text:span>; <text:span text:style-name="T2">color</text:span>: <text:span text:style-name="T4">#666</text:span>; <text:span text:style-name="T2">line-height</text:span>: <text:span text:style-name="T3">1.6</text:span>;</text:p>
      <text:p text:style-name="P1"><text:span text:style-name="T2">transition</text:span>: <text:span text:style-name="T4">color</text:span> <text:span text:style-name="T3">0.4s</text:span> <text:span text:style-name="T4">ease</text:span>; </text:p>
      <text:p text:style-name="P1">}</text:p>
      <text:p text:style-name="P3"/>
      <text:p text:style-name="P1"><text:span text:style-name="T5">.faq-item:hover</text:span> <text:span text:style-name="T5">h3</text:span> { <text:span text:style-name="T2">color</text:span>: <text:span text:style-name="T4">#AE9B84</text:span>; } <text:span text:style-name="T8">/* კითხვის ფერის ცვლილება */</text:span></text:p>
      <text:p text:style-name="P1"><text:span text:style-name="T5">.faq-item:hover</text:span> <text:span text:style-name="T5">p</text:span> { <text:span text:style-name="T2">color</text:span>: <text:span text:style-name="T4">#999</text:span>; } <text:span text:style-name="T8">/* პასუხის ფერის ცვლილება */</text:span></text:p>
      <text:p text:style-name="P3"/>
      <text:p text:style-name="P1"><text:span text:style-name="T5">.footer</text:span> {</text:p>
      <text:p text:style-name="P1"><text:span text:style-name="T2">width</text:span>: <text:span text:style-name="T3">100%</text:span>;</text:p>
      <text:p text:style-name="P1"><text:span text:style-name="T2">max-width</text:span>: <text:span text:style-name="T3">1596px</text:span>;</text:p>
      <text:p text:style-name="P1"><text:span text:style-name="T2">margin</text:span>: <text:span text:style-name="T3">80px</text:span> <text:span text:style-name="T4">auto</text:span> <text:span text:style-name="T3">0</text:span>;</text:p>
      <text:p text:style-name="P1"><text:span text:style-name="T2">padding</text:span>: <text:span text:style-name="T3">60px</text:span> <text:span text:style-name="T3">0</text:span>;</text:p>
      <text:p text:style-name="P1"><text:span text:style-name="T2">border-top</text:span>: <text:span text:style-name="T3">1px</text:span> <text:span text:style-name="T4">dashed</text:span> <text:span text:style-name="T4">#333</text:span>;</text:p>
      <text:p text:style-name="P1"><text:span text:style-name="T2">background</text:span>: <text:span text:style-name="T4">#080808</text:span>;</text:p>
      <text:p text:style-name="P1">}</text:p>
      <text:p text:style-name="P3"/>
      <text:p text:style-name="P1"><text:span text:style-name="T5">.footer-container</text:span> {</text:p>
      <text:p text:style-name="P1"><text:span text:style-name="T2">display</text:span>: <text:span text:style-name="T4">flex</text:span>;</text:p>
      <text:p text:style-name="P1"><text:span text:style-name="T2">justify-content</text:span>: <text:span text:style-name="T4">space-between</text:span>;</text:p>
      <text:p text:style-name="P1"><text:span text:style-name="T2">align-items</text:span>: <text:span text:style-name="T4">center</text:span>;</text:p>
      <text:p text:style-name="P1"><text:span text:style-name="T2">padding</text:span>: <text:span text:style-name="T3">0</text:span> <text:span text:style-name="T3">60px</text:span> <text:span text:style-name="T3">40px</text:span> <text:span text:style-name="T3">60px</text:span>;</text:p>
      <text:p text:style-name="P1"><text:span text:style-name="T2">border-bottom</text:span>: <text:span text:style-name="T3">1px</text:span> <text:span text:style-name="T4">dashed</text:span> <text:span text:style-name="T4">#333</text:span>; <text:span text:style-name="T8">/* ჰორიზონტალური გამყოფი */</text:span></text:p>
      <text:p text:style-name="P1">}</text:p>
      <text:p text:style-name="P3"/>
      <text:p text:style-name="P1"><text:span text:style-name="T5">.footer-logo</text:span> {</text:p>
      <text:p text:style-name="P1"><text:span text:style-name="T2">width</text:span>: <text:span text:style-name="T3">788px</text:span>;</text:p>
      <text:p text:style-name="P1"><text:span text:style-name="T2">height</text:span>: <text:span text:style-name="T3">146px</text:span>;</text:p>
      <text:p text:style-name="P1"><text:span text:style-name="T2">object-fit</text:span>: <text:span text:style-name="T4">contain</text:span>;</text:p>
      <text:p text:style-name="P1">}</text:p>
      <text:p text:style-name="P3"/>
      <text:p text:style-name="P2">/* SOCIAL ICONS &amp; ANIMATION */</text:p>
      <text:p text:style-name="P1"><text:span text:style-name="T5">.social-icons</text:span> {</text:p>
      <text:p text:style-name="P1"><text:span text:style-name="T2">display</text:span>: <text:span text:style-name="T4">flex</text:span>;</text:p>
      <text:p text:style-name="P1"><text:span text:style-name="T2">gap</text:span>: <text:span text:style-name="T3">15px</text:span>;</text:p>
      <text:p text:style-name="P1">}</text:p>
      <text:p text:style-name="P3"/>
      <text:p text:style-name="P1"><text:span text:style-name="T5">.social-btn</text:span> {</text:p>
      <text:p text:style-name="P1"><text:span text:style-name="T2">display</text:span>: <text:span text:style-name="T4">flex</text:span>;</text:p>
      <text:p text:style-name="P1"><text:span text:style-name="T2">align-items</text:span>: <text:span text:style-name="T4">center</text:span>;</text:p>
      <text:p text:style-name="P1"><text:span text:style-name="T2">justify-content</text:span>: <text:span text:style-name="T4">center</text:span>;</text:p>
      <text:p text:style-name="P1"><text:span text:style-name="T2">width</text:span>: <text:span text:style-name="T3">44px</text:span>;</text:p>
      <text:p text:style-name="P1"><text:span text:style-name="T2">height</text:span>: <text:span text:style-name="T3">44px</text:span>;</text:p>
      <text:p text:style-name="P1"><text:span text:style-name="T2">background</text:span>: <text:span text:style-name="T4">#AE9B84</text:span>;</text:p>
      <text:p text:style-name="P1"><text:span text:style-name="T2">border-radius</text:span>: <text:span text:style-name="T3">10px</text:span>;</text:p>
      <text:p text:style-name="P1"><text:soft-page-break/><text:span text:style-name="T2">transition</text:span>: <text:span text:style-name="T9">background</text:span> <text:span text:style-name="T3">0.3s</text:span> <text:span text:style-name="T4">ease</text:span>;</text:p>
      <text:p text:style-name="P1"><text:span text:style-name="T2">animation</text:span>: bounceVertical <text:span text:style-name="T3">2s</text:span> <text:span text:style-name="T4">linear</text:span> <text:span text:style-name="T4">infinite</text:span>;</text:p>
      <text:p text:style-name="P1">}</text:p>
      <text:p text:style-name="P3"/>
      <text:p text:style-name="P1"><text:span text:style-name="T5">.social-btn</text:span> <text:span text:style-name="T5">img</text:span> {</text:p>
      <text:p text:style-name="P1"><text:span text:style-name="T2">width</text:span>: <text:span text:style-name="T3">66px</text:span>; <text:span text:style-name="T8">/* შენი მოთხოვნილი ზომა */</text:span></text:p>
      <text:p text:style-name="P1"><text:span text:style-name="T2">height</text:span>: <text:span text:style-name="T3">66px</text:span>;</text:p>
      <text:p text:style-name="P1"><text:span text:style-name="T2">padding</text:span>: <text:span text:style-name="T3">10px</text:span>;</text:p>
      <text:p text:style-name="P1">}</text:p>
      <text:p text:style-name="P3"/>
      <text:p text:style-name="P2">/* მიმდევრობითი ანიმაცია */</text:p>
      <text:p text:style-name="P1"><text:span text:style-name="T5">.social-btn:nth-child</text:span>(<text:span text:style-name="T3">2</text:span>) { <text:span text:style-name="T2">animation-delay</text:span>: <text:span text:style-name="T3">0.2s</text:span>; }</text:p>
      <text:p text:style-name="P1"><text:span text:style-name="T5">.social-btn:nth-child</text:span>(<text:span text:style-name="T3">3</text:span>) { <text:span text:style-name="T2">animation-delay</text:span>: <text:span text:style-name="T3">0.4s</text:span>; }</text:p>
      <text:p text:style-name="P1"><text:span text:style-name="T5">.social-btn:nth-child</text:span>(<text:span text:style-name="T3">4</text:span>) { <text:span text:style-name="T2">animation-delay</text:span>: <text:span text:style-name="T3">0.6s</text:span>; }</text:p>
      <text:p text:style-name="P3"/>
      <text:p text:style-name="P1"><text:span text:style-name="T7">@keyframes</text:span> <text:span text:style-name="T2">bounceVertical</text:span> {</text:p>
      <text:p text:style-name="P1">0%, 50%, 100% { <text:span text:style-name="T2">transform</text:span>: <text:span text:style-name="T6">translateY</text:span>(<text:span text:style-name="T3">0</text:span>); }</text:p>
      <text:p text:style-name="P1">25% { <text:span text:style-name="T2">transform</text:span>: <text:span text:style-name="T6">translateY</text:span>(<text:span text:style-name="T3">-8px</text:span>); }</text:p>
      <text:p text:style-name="P1">75% { <text:span text:style-name="T2">transform</text:span>: <text:span text:style-name="T6">translateY</text:span>(<text:span text:style-name="T3">8px</text:span>); }</text:p>
      <text:p text:style-name="P1">}</text:p>
      <text:p text:style-name="P3"/>
      <text:p text:style-name="P2">/* --- NAVIGATION LINKS &amp; NEWSLETTER --- */</text:p>
      <text:p text:style-name="P1"><text:span text:style-name="T5">.footer-links-row</text:span> {</text:p>
      <text:p text:style-name="P1"><text:span text:style-name="T2">display</text:span>: <text:span text:style-name="T4">flex</text:span>;</text:p>
      <text:p text:style-name="P1"><text:span text:style-name="T2">justify-content</text:span>: <text:span text:style-name="T4">space-between</text:span>;</text:p>
      <text:p text:style-name="P1"><text:span text:style-name="T2">padding</text:span>: <text:span text:style-name="T3">60px</text:span>;</text:p>
      <text:p text:style-name="P1">}</text:p>
      <text:p text:style-name="P3"/>
      <text:p text:style-name="P1"><text:span text:style-name="T5">.link-group</text:span> <text:span text:style-name="T5">h4</text:span>, <text:span text:style-name="T5">.newsletter-group</text:span> <text:span text:style-name="T5">h4</text:span> {</text:p>
      <text:p text:style-name="P1"><text:span text:style-name="T2">color</text:span>: <text:span text:style-name="T4">#fff</text:span>;</text:p>
      <text:p text:style-name="P1"><text:span text:style-name="T2">margin-bottom</text:span>: <text:span text:style-name="T3">20px</text:span>;</text:p>
      <text:p text:style-name="P1"><text:span text:style-name="T2">font-size</text:span>: <text:span text:style-name="T3">18px</text:span>;</text:p>
      <text:p text:style-name="P1">}</text:p>
      <text:p text:style-name="P3"/>
      <text:p text:style-name="P1"><text:span text:style-name="T5">.link-group</text:span> <text:span text:style-name="T5">ul</text:span> {</text:p>
      <text:p text:style-name="P1"><text:span text:style-name="T2">list-style</text:span>: <text:span text:style-name="T4">none</text:span>;</text:p>
      <text:p text:style-name="P1"><text:span text:style-name="T2">display</text:span>: <text:span text:style-name="T4">flex</text:span>;</text:p>
      <text:p text:style-name="P1"><text:span text:style-name="T2">gap</text:span>: <text:span text:style-name="T3">20px</text:span>;</text:p>
      <text:p text:style-name="P1">}</text:p>
      <text:p text:style-name="P3"/>
      <text:p text:style-name="P2">/* მოთხოვნილი ლინკების ანიმაცია */</text:p>
      <text:p text:style-name="P1"><text:span text:style-name="T5">.link-group</text:span> <text:span text:style-name="T5">ul</text:span> <text:span text:style-name="T5">li</text:span> <text:span text:style-name="T5">a</text:span> {</text:p>
      <text:p text:style-name="P1"><text:span text:style-name="T2">text-decoration</text:span>: <text:span text:style-name="T4">none</text:span>;</text:p>
      <text:p text:style-name="P1"><text:span text:style-name="T2">color</text:span>: <text:span text:style-name="T4">#666</text:span>;</text:p>
      <text:p text:style-name="P1"><text:span text:style-name="T2">font-size</text:span>: <text:span text:style-name="T3">15px</text:span>;</text:p>
      <text:p text:style-name="P1"><text:span text:style-name="T2">display</text:span>: <text:span text:style-name="T4">inline-block</text:span>;</text:p>
      <text:p text:style-name="P1"><text:span text:style-name="T2">transition</text:span>: transform <text:span text:style-name="T3">0.3s</text:span> <text:span text:style-name="T4">ease</text:span>, <text:span text:style-name="T4">color</text:span> <text:span text:style-name="T3">0.3s</text:span> <text:span text:style-name="T4">ease</text:span>;</text:p>
      <text:p text:style-name="P1">}</text:p>
      <text:p text:style-name="P3"/>
      <text:p text:style-name="P1"><text:span text:style-name="T5">.link-group</text:span> <text:span text:style-name="T5">ul</text:span> <text:span text:style-name="T5">li</text:span> <text:span text:style-name="T5">a:hover</text:span> {</text:p>
      <text:p text:style-name="P1"><text:soft-page-break/><text:span text:style-name="T2">transform</text:span>: <text:span text:style-name="T6">scale</text:span>(<text:span text:style-name="T3">1.1</text:span>); <text:span text:style-name="T8">/* ზომის ზრდა ჰოვერზე */</text:span></text:p>
      <text:p text:style-name="P1"><text:span text:style-name="T2">color</text:span>: <text:span text:style-name="T4">#fff</text:span>; <text:span text:style-name="T8">/* ფერის მცირედით შეცვლა */</text:span></text:p>
      <text:p text:style-name="P1">}</text:p>
      <text:p text:style-name="P3"/>
      <text:p text:style-name="P2">/* Newsletter Input */</text:p>
      <text:p text:style-name="P1"><text:span text:style-name="T5">.email-input</text:span> {</text:p>
      <text:p text:style-name="P1"><text:span text:style-name="T2">display</text:span>: <text:span text:style-name="T4">flex</text:span>;</text:p>
      <text:p text:style-name="P1"><text:span text:style-name="T2">background</text:span>: <text:span text:style-name="T4">#111</text:span>;</text:p>
      <text:p text:style-name="P1"><text:span text:style-name="T2">border</text:span>: <text:span text:style-name="T3">1px</text:span> <text:span text:style-name="T4">solid</text:span> <text:span text:style-name="T4">#222</text:span>;</text:p>
      <text:p text:style-name="P1"><text:span text:style-name="T2">padding</text:span>: <text:span text:style-name="T3">10px</text:span> <text:span text:style-name="T3">15px</text:span>;</text:p>
      <text:p text:style-name="P1"><text:span text:style-name="T2">border-radius</text:span>: <text:span text:style-name="T3">12px</text:span>;</text:p>
      <text:p text:style-name="P1">}</text:p>
      <text:p text:style-name="P3"/>
      <text:p text:style-name="P1"><text:span text:style-name="T5">.email-input</text:span> <text:span text:style-name="T5">input</text:span> {</text:p>
      <text:p text:style-name="P1"><text:span text:style-name="T2">background</text:span>: <text:span text:style-name="T4">transparent</text:span>;</text:p>
      <text:p text:style-name="P1"><text:span text:style-name="T2">border</text:span>: <text:span text:style-name="T4">none</text:span>;</text:p>
      <text:p text:style-name="P1"><text:span text:style-name="T2">color</text:span>: <text:span text:style-name="T4">#fff</text:span>;</text:p>
      <text:p text:style-name="P1"><text:span text:style-name="T2">outline</text:span>: <text:span text:style-name="T4">none</text:span>;</text:p>
      <text:p text:style-name="P1">}</text:p>
      <text:p text:style-name="P3"/>
      <text:p text:style-name="P1"><text:span text:style-name="T5">.email-input</text:span> <text:span text:style-name="T5">button</text:span> {</text:p>
      <text:p text:style-name="P1"><text:span text:style-name="T2">background</text:span>: <text:span text:style-name="T4">transparent</text:span>;</text:p>
      <text:p text:style-name="P1"><text:span text:style-name="T2">border</text:span>: <text:span text:style-name="T4">none</text:span>;</text:p>
      <text:p text:style-name="P1"><text:span text:style-name="T2">color</text:span>: <text:span text:style-name="T4">#AE9B84</text:span>;</text:p>
      <text:p text:style-name="P1"><text:span text:style-name="T2">font-size</text:span>: <text:span text:style-name="T3">20px</text:span>;</text:p>
      <text:p text:style-name="P1"><text:span text:style-name="T2">cursor</text:span>: <text:span text:style-name="T4">pointer</text:span>;</text:p>
      <text:p text:style-name="P1">}</text:p>
      <text:p text:style-name="P3"/>
      <text:p text:style-name="P2">/* Footer Bottom */</text:p>
      <text:p text:style-name="P1"><text:span text:style-name="T5">.footer-bottom</text:span> {</text:p>
      <text:p text:style-name="P1"><text:span text:style-name="T2">padding</text:span>: <text:span text:style-name="T3">30px</text:span> <text:span text:style-name="T3">60px</text:span>;</text:p>
      <text:p text:style-name="P1"><text:span text:style-name="T2">border-top</text:span>: <text:span text:style-name="T3">1px</text:span> <text:span text:style-name="T4">dashed</text:span> <text:span text:style-name="T4">#333</text:span>;</text:p>
      <text:p text:style-name="P1"><text:span text:style-name="T2">display</text:span>: <text:span text:style-name="T4">flex</text:span>;</text:p>
      <text:p text:style-name="P1"><text:span text:style-name="T2">justify-content</text:span>: <text:span text:style-name="T4">space-between</text:span>;</text:p>
      <text:p text:style-name="P1"><text:span text:style-name="T2">color</text:span>: <text:span text:style-name="T4">#555</text:span>;</text:p>
      <text:p text:style-name="P1"><text:span text:style-name="T2">font-size</text:span>: <text:span text:style-name="T3">14px</text:span>;</text:p>
      <text:p text:style-name="P1">}</text:p>
      <text:p text:style-name="P3"/>
      <text:p text:style-name="P1"><text:span text:style-name="T5">.legal-links</text:span> <text:span text:style-name="T5">a</text:span> {</text:p>
      <text:p text:style-name="P1"><text:span text:style-name="T2">color</text:span>: <text:span text:style-name="T4">#555</text:span>;</text:p>
      <text:p text:style-name="P1"><text:span text:style-name="T2">text-decoration</text:span>: <text:span text:style-name="T4">none</text:span>;</text:p>
      <text:p text:style-name="P1"><text:span text:style-name="T2">margin-left</text:span>: <text:span text:style-name="T3">20px</text:span>;</text:p>
      <text:p text:style-name="P1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2:27:04.676902285</meta:creation-date>
    <dc:date>2026-02-06T22:27:11.763470592</dc:date>
    <meta:editing-duration>PT7S</meta:editing-duration>
    <meta:editing-cycles>1</meta:editing-cycles>
    <meta:document-statistic meta:table-count="0" meta:image-count="0" meta:object-count="0" meta:page-count="5" meta:paragraph-count="201" meta:word-count="1016" meta:character-count="7293" meta:non-whitespace-character-count="6467"/>
    <meta:generator>LibreOffice/24.2.7.2$Linux_X86_64 LibreOffice_project/420$Build-2</meta:generator>
  </office:meta>
</office:document-meta>
</file>